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0.568cm"/>
    </style:style>
    <style:style style:name="co8" style:family="table-column">
      <style:table-column-properties fo:break-before="auto" style:column-width="3.81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0.593cm"/>
    </style:style>
    <style:style style:name="co11" style:family="table-column">
      <style:table-column-properties fo:break-before="auto" style:column-width="3.006cm"/>
    </style:style>
    <style:style style:name="co12" style:family="table-column">
      <style:table-column-properties fo:break-before="auto" style:column-width="0.9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0.866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4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  <style:paragraph-properties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cccccc"/>
    </style:style>
    <style:style style:name="ce17" style:family="table-cell" style:parent-style-name="Default">
      <style:table-cell-properties fo:background-color="transparen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17"/>
        <table:table-column table:style-name="co17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number-columns-repeated="3" table:default-cell-style-name="Default"/>
        <table:table-column table:style-name="co19" table:number-columns-repeated="2" table:default-cell-style-name="Default"/>
        <table:table-column table:style-name="co17" table:number-columns-repeated="5" table:default-cell-style-name="Default"/>
        <table:table-column table:style-name="co20" table:default-cell-style-name="Default"/>
        <table:table-column table:style-name="co17" table:number-columns-repeated="993" table:default-cell-style-name="Default"/>
        <table:table-column table:style-name="co17" table:number-columns-repeated="15360"/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005"/>
          <table:table-cell table:style-name="Default" table:number-columns-repeated="15360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ZEICHEN</text:p>
          </table:table-cell>
          <table:table-cell table:style-name="ce8" office:value-type="string" calcext:value-type="string">
            <text:p>LSG.ZEICHEN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RÄFIX</text:p>
          </table:table-cell>
          <table:table-cell table:style-name="ce8" office:value-type="string" calcext:value-type="string">
            <text:p>LSG.PRÄFIX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OTENZ</text:p>
          </table:table-cell>
          <table:table-cell table:style-name="ce8" office:value-type="string" calcext:value-type="string">
            <text:p>LSG.POTENZ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wissensch.</text:p>
          </table:table-cell>
          <table:table-cell table:style-name="ce8" office:value-type="string" calcext:value-type="string">
            <text:p>LSG.wSw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echn. Schw.</text:p>
          </table:table-cell>
          <table:table-cell table:style-name="ce8" office:value-type="string" calcext:value-type="string">
            <text:p>LSG.techn.</text:p>
          </table:table-cell>
          <table:table-cell table:style-name="ce8" office:value-type="string" calcext:value-type="string">
            <text:p>FN</text:p>
          </table:table-cell>
          <table:table-cell table:style-name="ce8" table:number-columns-repeated="1008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Comments are marked with a hashtag (R’s read.table uses comment.char = "#")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The line below next contains the questions to be asked about each column (German and English version): 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  <table:table-cell table:style-name="Default" table:number-columns-repeated="15360"/>
        </table:table-row>
        <table:table-row table:style-name="ro2">
          <table:table-cell table:style-name="ce7"/>
          <table:table-cell table:style-name="ce10" office:value-type="string" calcext:value-type="string">
            <text:p>State the symbol of the unit prefix</text:p>
          </table:table-cell>
          <table:table-cell table:style-name="ce10" table:number-columns-repeated="2"/>
          <table:table-cell table:style-name="ce10" office:value-type="string" calcext:value-type="string">
            <text:p>Return the power of 10 denoted by the prefix</text:p>
          </table:table-cell>
          <table:table-cell table:style-name="ce10" table:number-columns-repeated="2"/>
          <table:table-cell table:style-name="ce10" office:value-type="string" calcext:value-type="string">
            <text:p>State the name (as pronounced) of the unit prefix corresponding to</text:p>
          </table:table-cell>
          <table:table-cell table:style-name="ce10" table:number-columns-repeated="2"/>
          <table:table-cell table:style-name="ce10" office:value-type="string" calcext:value-type="string">
            <text:p>Convert to scientific notation</text:p>
          </table:table-cell>
          <table:table-cell table:style-name="ce10" table:number-columns-repeated="2"/>
          <table:table-cell table:style-name="ce10" office:value-type="string" calcext:value-type="string">
            <text:p>Convert to engineering form</text:p>
          </table:table-cell>
          <table:table-cell table:style-name="ce10" table:number-columns-repeated="2"/>
          <table:table-cell table:style-name="ce7" office:value-type="string" calcext:value-type="string">
            <text:p>Name des Vorsatzes</text:p>
          </table:table-cell>
          <table:table-cell table:style-name="ce7"/>
          <table:table-cell/>
          <table:table-cell table:style-name="ce7" office:value-type="string" calcext:value-type="string">
            <text:p>Zehner-</text:p>
          </table:table-cell>
          <table:table-cell table:style-name="ce7" office:value-type="string" calcext:value-type="string">
            <text:p>Ohm, mol, Ampere, Sekunde, Joule usw?</text:p>
          </table:table-cell>
          <table:table-cell table:style-name="ce7" table:number-columns-repeated="2"/>
          <table:table-cell table:style-name="ce7" office:value-type="string" calcext:value-type="string">
            <text:p>Hertz?</text:p>
          </table:table-cell>
          <table:table-cell table:style-name="ce12" office:value-type="string" calcext:value-type="string">
            <text:p>Coulomb?</text:p>
          </table:table-cell>
          <table:table-cell table:style-name="ce12" office:value-type="string" calcext:value-type="string">
            <text:p>Farad?</text:p>
          </table:table-cell>
          <table:table-cell table:style-name="ce12" office:value-type="string" calcext:value-type="string">
            <text:p>Tesla?</text:p>
          </table:table-cell>
          <table:table-cell table:style-name="ce12" office:value-type="string" calcext:value-type="string">
            <text:p>eV?</text:p>
          </table:table-cell>
          <table:table-cell table:style-name="ce12" office:value-type="string" calcext:value-type="string">
            <text:p>Byte?</text:p>
          </table:table-cell>
          <table:table-cell table:style-name="ce7" table:number-columns-repeated="995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number-columns-repeated="4" table:style-name="ce7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4" table:style-name="ce12" office:value-type="string" calcext:value-type="string">
            <text:p>ja/nein</text:p>
          </table:table-cell>
          <table:table-cell table:style-name="ce7"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7]" office:value-type="string" office:string-value="peta" calcext:value-type="string">
            <text:p>peta</text:p>
          </table:table-cell>
          <table:table-cell table:formula="of:=&quot;\prefix{\&quot; &amp; [.R7] &amp; &quot;}&quot;" office:value-type="string" office:string-value="\prefix{\peta}" calcext:value-type="string">
            <text:p>\prefix{\peta}</text:p>
          </table:table-cell>
          <table:table-cell/>
          <table:table-cell table:formula="of:=&quot;\prefix{\&quot; &amp; [.R7] &amp; &quot;}&quot;" office:value-type="string" office:string-value="\prefix{\peta}" calcext:value-type="string">
            <text:p>\prefix{\peta}</text:p>
          </table:table-cell>
          <table:table-cell table:style-name="ce5" table:formula="of:=[.S7]" office:value-type="string" office:string-value="$10^{15}$" calcext:value-type="string">
            <text:p>$10^{15}$</text:p>
          </table:table-cell>
          <table:table-cell/>
          <table:table-cell table:style-name="ce5" table:formula="of:=[.S7]" office:value-type="string" office:string-value="$10^{15}$" calcext:value-type="string">
            <text:p>$10^{15}$</text:p>
          </table:table-cell>
          <table:table-cell table:formula="of:=[.B7]" office:value-type="string" office:string-value="peta" calcext:value-type="string">
            <text:p>peta</text:p>
          </table:table-cell>
          <table:table-cell/>
          <table:table-cell table:formula="of:=[.T7]" office:value-type="float" office:value="15" calcext:value-type="float">
            <text:p>15</text:p>
          </table:table-cell>
          <table:table-cell table:formula="of:=COM.MICROSOFT.TEXTJOIN(&quot;,&quot;;1;[.$U7:.$AC7])" office:value-type="string" office:string-value="\hertz" calcext:value-type="string">
            <text:p>\hertz</text:p>
          </table:table-cell>
          <table:table-cell/>
          <table:table-cell table:formula="of:=[.T7]" office:value-type="float" office:value="15" calcext:value-type="float">
            <text:p>15</text:p>
          </table:table-cell>
          <table:table-cell table:formula="of:=COM.MICROSOFT.TEXTJOIN(&quot;,&quot;;1;[.$U7:.$AC7])" office:value-type="string" office:string-value="\hertz" calcext:value-type="string">
            <text:p>\hertz</text:p>
          </table:table-cell>
          <table:table-cell table:number-columns-repeated="2"/>
          <table:table-cell office:value-type="string" calcext:value-type="string">
            <text:p>peta</text:p>
          </table:table-cell>
          <table:table-cell table:formula="of:=&quot;$10^{&quot; &amp; [.T7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4"/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8]" office:value-type="string" office:string-value="tera" calcext:value-type="string">
            <text:p>tera</text:p>
          </table:table-cell>
          <table:table-cell table:formula="of:=&quot;\prefix{\&quot; &amp; [.R8] &amp; &quot;}&quot;" office:value-type="string" office:string-value="\prefix{\tera}" calcext:value-type="string">
            <text:p>\prefix{\tera}</text:p>
          </table:table-cell>
          <table:table-cell/>
          <table:table-cell table:formula="of:=&quot;\prefix{\&quot; &amp; [.R8] &amp; &quot;}&quot;" office:value-type="string" office:string-value="\prefix{\tera}" calcext:value-type="string">
            <text:p>\prefix{\tera}</text:p>
          </table:table-cell>
          <table:table-cell table:formula="of:=[.S8]" office:value-type="string" office:string-value="$10^{12}$" calcext:value-type="string">
            <text:p>$10^{12}$</text:p>
          </table:table-cell>
          <table:table-cell/>
          <table:table-cell table:formula="of:=[.S8]" office:value-type="string" office:string-value="$10^{12}$" calcext:value-type="string">
            <text:p>$10^{12}$</text:p>
          </table:table-cell>
          <table:table-cell table:formula="of:=[.B8]" office:value-type="string" office:string-value="tera" calcext:value-type="string">
            <text:p>tera</text:p>
          </table:table-cell>
          <table:table-cell/>
          <table:table-cell table:formula="of:=[.T8]" office:value-type="float" office:value="12" calcext:value-type="float">
            <text:p>12</text:p>
          </table:table-cell>
          <table:table-cell table:formula="of:=COM.MICROSOFT.TEXTJOIN(&quot;,&quot;;1;[.$U8:.$AC8])" office:value-type="string" office:string-value="\hertz" calcext:value-type="string">
            <text:p>\hertz</text:p>
          </table:table-cell>
          <table:table-cell/>
          <table:table-cell table:formula="of:=[.T8]" office:value-type="float" office:value="12" calcext:value-type="float">
            <text:p>12</text:p>
          </table:table-cell>
          <table:table-cell table:formula="of:=COM.MICROSOFT.TEXTJOIN(&quot;,&quot;;1;[.$U8:.$AC8])" office:value-type="string" office:string-value="\hertz" calcext:value-type="string">
            <text:p>\hertz</text:p>
          </table:table-cell>
          <table:table-cell table:number-columns-repeated="2"/>
          <table:table-cell office:value-type="string" calcext:value-type="string">
            <text:p>tera</text:p>
          </table:table-cell>
          <table:table-cell table:formula="of:=&quot;$10^{&quot; &amp; [.T8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9]" office:value-type="string" office:string-value="giga" calcext:value-type="string">
            <text:p>giga</text:p>
          </table:table-cell>
          <table:table-cell table:formula="of:=&quot;\prefix{\&quot; &amp; [.R9] &amp; &quot;}&quot;" office:value-type="string" office:string-value="\prefix{\giga}" calcext:value-type="string">
            <text:p>\prefix{\giga}</text:p>
          </table:table-cell>
          <table:table-cell/>
          <table:table-cell table:formula="of:=&quot;\prefix{\&quot; &amp; [.R9] &amp; &quot;}&quot;" office:value-type="string" office:string-value="\prefix{\giga}" calcext:value-type="string">
            <text:p>\prefix{\giga}</text:p>
          </table:table-cell>
          <table:table-cell table:formula="of:=[.S9]" office:value-type="string" office:string-value="$10^{9}$" calcext:value-type="string">
            <text:p>$10^{9}$</text:p>
          </table:table-cell>
          <table:table-cell/>
          <table:table-cell table:formula="of:=[.S9]" office:value-type="string" office:string-value="$10^{9}$" calcext:value-type="string">
            <text:p>$10^{9}$</text:p>
          </table:table-cell>
          <table:table-cell table:formula="of:=[.B9]" office:value-type="string" office:string-value="giga" calcext:value-type="string">
            <text:p>giga</text:p>
          </table:table-cell>
          <table:table-cell/>
          <table:table-cell table:formula="of:=[.T9]" office:value-type="float" office:value="9" calcext:value-type="float">
            <text:p>9</text:p>
          </table:table-cell>
          <table:table-cell table:formula="of:=COM.MICROSOFT.TEXTJOIN(&quot;,&quot;;1;[.$U9:.$AC9])" office:value-type="string" office:string-value="\ohm,\watt,\hertz" calcext:value-type="string">
            <text:p>\ohm,\watt,\hertz</text:p>
          </table:table-cell>
          <table:table-cell/>
          <table:table-cell table:formula="of:=[.T9]" office:value-type="float" office:value="9" calcext:value-type="float">
            <text:p>9</text:p>
          </table:table-cell>
          <table:table-cell table:formula="of:=COM.MICROSOFT.TEXTJOIN(&quot;,&quot;;1;[.$U9:.$AC9])" office:value-type="string" office:string-value="\ohm,\watt,\hertz" calcext:value-type="string">
            <text:p>\ohm,\watt,\hertz</text:p>
          </table:table-cell>
          <table:table-cell table:number-columns-repeated="2"/>
          <table:table-cell office:value-type="string" calcext:value-type="string">
            <text:p>giga</text:p>
          </table:table-cell>
          <table:table-cell table:formula="of:=&quot;$10^{&quot; &amp; [.T9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/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10]" office:value-type="string" office:string-value="mega" calcext:value-type="string">
            <text:p>mega</text:p>
          </table:table-cell>
          <table:table-cell table:formula="of:=&quot;\prefix{\&quot; &amp; [.R10] &amp; &quot;}&quot;" office:value-type="string" office:string-value="\prefix{\mega}" calcext:value-type="string">
            <text:p>\prefix{\mega}</text:p>
          </table:table-cell>
          <table:table-cell/>
          <table:table-cell table:formula="of:=&quot;\prefix{\&quot; &amp; [.R10] &amp; &quot;}&quot;" office:value-type="string" office:string-value="\prefix{\mega}" calcext:value-type="string">
            <text:p>\prefix{\mega}</text:p>
          </table:table-cell>
          <table:table-cell table:formula="of:=[.S10]" office:value-type="string" office:string-value="$10^{6}$" calcext:value-type="string">
            <text:p>$10^{6}$</text:p>
          </table:table-cell>
          <table:table-cell/>
          <table:table-cell table:formula="of:=[.S10]" office:value-type="string" office:string-value="$10^{6}$" calcext:value-type="string">
            <text:p>$10^{6}$</text:p>
          </table:table-cell>
          <table:table-cell table:formula="of:=[.B10]" office:value-type="string" office:string-value="mega" calcext:value-type="string">
            <text:p>mega</text:p>
          </table:table-cell>
          <table:table-cell/>
          <table:table-cell table:formula="of:=[.T10]" office:value-type="float" office:value="6" calcext:value-type="float">
            <text:p>6</text:p>
          </table:table-cell>
          <table:table-cell table:formula="of:=COM.MICROSOFT.TEXTJOIN(&quot;,&quot;;1;[.$U10:.$AC10])" office:value-type="string" office:string-value="\ohm,\joule,\watt,\hertz" calcext:value-type="string">
            <text:p>\ohm,\joule,\watt,\hertz</text:p>
          </table:table-cell>
          <table:table-cell/>
          <table:table-cell table:formula="of:=[.T10]" office:value-type="float" office:value="6" calcext:value-type="float">
            <text:p>6</text:p>
          </table:table-cell>
          <table:table-cell table:formula="of:=COM.MICROSOFT.TEXTJOIN(&quot;,&quot;;1;[.$U10:.$AC10])" office:value-type="string" office:string-value="\ohm,\joule,\watt,\hertz" calcext:value-type="string">
            <text:p>\ohm,\joule,\watt,\hertz</text:p>
          </table:table-cell>
          <table:table-cell table:number-columns-repeated="2"/>
          <table:table-cell office:value-type="string" calcext:value-type="string">
            <text:p>mega</text:p>
          </table:table-cell>
          <table:table-cell table:formula="of:=&quot;$10^{&quot; &amp; [.T10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 table:formula="of:=IF([.V$6]=&quot;ja&quot;;&quot;\joule&quot;;&quot;&quot;)" office:value-type="string" office:string-value="\joule" calcext:value-type="string">
            <text:p>\joule</text:p>
          </table:table-cell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/>
          <table:table-cell table:formula="of:=[.R11]" office:value-type="string" office:string-value="kilo" calcext:value-type="string">
            <text:p>kilo</text:p>
          </table:table-cell>
          <table:table-cell table:formula="of:=&quot;\prefix{\&quot; &amp; [.R11] &amp; &quot;}&quot;" office:value-type="string" office:string-value="\prefix{\kilo}" calcext:value-type="string">
            <text:p>\prefix{\kilo}</text:p>
          </table:table-cell>
          <table:table-cell/>
          <table:table-cell table:formula="of:=&quot;\prefix{\&quot; &amp; [.R11] &amp; &quot;}&quot;" office:value-type="string" office:string-value="\prefix{\kilo}" calcext:value-type="string">
            <text:p>\prefix{\kilo}</text:p>
          </table:table-cell>
          <table:table-cell table:formula="of:=[.S11]" office:value-type="string" office:string-value="$10^{3}$" calcext:value-type="string">
            <text:p>$10^{3}$</text:p>
          </table:table-cell>
          <table:table-cell/>
          <table:table-cell table:formula="of:=[.S11]" office:value-type="string" office:string-value="$10^{3}$" calcext:value-type="string">
            <text:p>$10^{3}$</text:p>
          </table:table-cell>
          <table:table-cell table:formula="of:=[.B11]" office:value-type="string" office:string-value="kilo" calcext:value-type="string">
            <text:p>kilo</text:p>
          </table:table-cell>
          <table:table-cell/>
          <table:table-cell table:formula="of:=[.T11]" office:value-type="float" office:value="3" calcext:value-type="float">
            <text:p>3</text:p>
          </table:table-cell>
          <table:table-cell table:formula="of:=COM.MICROSOFT.TEXTJOIN(&quot;,&quot;;1;[.$U11:.$AC11])" office:value-type="string" office:string-value="\ohm,\volt,\watt,\hertz" calcext:value-type="string">
            <text:p>\ohm,\volt,\watt,\hertz</text:p>
          </table:table-cell>
          <table:table-cell/>
          <table:table-cell table:formula="of:=[.T11]" office:value-type="float" office:value="3" calcext:value-type="float">
            <text:p>3</text:p>
          </table:table-cell>
          <table:table-cell table:formula="of:=COM.MICROSOFT.TEXTJOIN(&quot;,&quot;;1;[.$U11:.$AC11])" office:value-type="string" office:string-value="\ohm,\volt,\watt,\hertz" calcext:value-type="string">
            <text:p>\ohm,\volt,\watt,\hertz</text:p>
          </table:table-cell>
          <table:table-cell table:number-columns-repeated="2"/>
          <table:table-cell office:value-type="string" calcext:value-type="string">
            <text:p>kilo</text:p>
          </table:table-cell>
          <table:table-cell table:formula="of:=&quot;$10^{&quot; &amp; [.T11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 table:formula="of:=IF([.V$6]=&quot;ja&quot;;&quot;\volt&quot;;&quot;&quot;)" office:value-type="string" office:string-value="\volt" calcext:value-type="string">
            <text:p>\volt</text:p>
          </table:table-cell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number-columns-repeated="996"/>
          <table:table-cell table:style-name="Default" table:number-columns-repeated="15360"/>
        </table:table-row>
        <table:table-row table:style-name="ro1">
          <table:table-cell/>
          <table:table-cell table:formula="of:=[.R12]" office:value-type="string" office:string-value="hecto" calcext:value-type="string">
            <text:p>hecto</text:p>
          </table:table-cell>
          <table:table-cell table:formula="of:=&quot;\prefix{\&quot; &amp; [.R12] &amp; &quot;}&quot;" office:value-type="string" office:string-value="\prefix{\hecto}" calcext:value-type="string">
            <text:p>\prefix{\hecto}</text:p>
          </table:table-cell>
          <table:table-cell/>
          <table:table-cell table:formula="of:=&quot;\prefix{\&quot; &amp; [.R12] &amp; &quot;}&quot;" office:value-type="string" office:string-value="\prefix{\hecto}" calcext:value-type="string">
            <text:p>\prefix{\hecto}</text:p>
          </table:table-cell>
          <table:table-cell table:formula="of:=[.S12]" office:value-type="string" office:string-value="$10^{2}$" calcext:value-type="string">
            <text:p>$10^{2}$</text:p>
          </table:table-cell>
          <table:table-cell/>
          <table:table-cell table:formula="of:=[.S12]" office:value-type="string" office:string-value="$10^{2}$" calcext:value-type="string">
            <text:p>$10^{2}$</text:p>
          </table:table-cell>
          <table:table-cell table:formula="of:=[.B12]" office:value-type="string" office:string-value="hecto" calcext:value-type="string">
            <text:p>hecto</text:p>
          </table:table-cell>
          <table:table-cell/>
          <table:table-cell table:formula="of:=[.T12]" office:value-type="float" office:value="2" calcext:value-type="float">
            <text:p>2</text:p>
          </table:table-cell>
          <table:table-cell table:formula="of:=COM.MICROSOFT.TEXTJOIN(&quot;,&quot;;1;[.$U12:.$AC12])" office:value-type="string" office:string-value="\watt" calcext:value-type="string">
            <text:p>\watt</text:p>
          </table:table-cell>
          <table:table-cell/>
          <table:table-cell table:formula="of:=[.T12]" office:value-type="float" office:value="2" calcext:value-type="float">
            <text:p>2</text:p>
          </table:table-cell>
          <table:table-cell table:formula="of:=COM.MICROSOFT.TEXTJOIN(&quot;,&quot;;1;[.$U12:.$AC12])" office:value-type="string" office:string-value="\watt" calcext:value-type="string">
            <text:p>\watt</text:p>
          </table:table-cell>
          <table:table-cell table:number-columns-repeated="2"/>
          <table:table-cell office:value-type="string" calcext:value-type="string">
            <text:p>hecto</text:p>
          </table:table-cell>
          <table:table-cell table:formula="of:=&quot;$10^{&quot; &amp; [.T12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number-columns-repeated="1001"/>
          <table:table-cell table:style-name="Default" table:number-columns-repeated="15360"/>
        </table:table-row>
        <table:table-row table:style-name="ro1">
          <table:table-cell/>
          <table:table-cell table:formula="of:=[.R13]" office:value-type="string" office:string-value="deci" calcext:value-type="string">
            <text:p>deci</text:p>
          </table:table-cell>
          <table:table-cell table:formula="of:=&quot;\prefix{\&quot; &amp; [.R13] &amp; &quot;}&quot;" office:value-type="string" office:string-value="\prefix{\deci}" calcext:value-type="string">
            <text:p>\prefix{\deci}</text:p>
          </table:table-cell>
          <table:table-cell/>
          <table:table-cell table:formula="of:=&quot;\prefix{\&quot; &amp; [.R13] &amp; &quot;}&quot;" office:value-type="string" office:string-value="\prefix{\deci}" calcext:value-type="string">
            <text:p>\prefix{\deci}</text:p>
          </table:table-cell>
          <table:table-cell table:formula="of:=[.S13]" office:value-type="string" office:string-value="$10^{-1}$" calcext:value-type="string">
            <text:p>$10^{-1}$</text:p>
          </table:table-cell>
          <table:table-cell/>
          <table:table-cell table:formula="of:=[.S13]" office:value-type="string" office:string-value="$10^{-1}$" calcext:value-type="string">
            <text:p>$10^{-1}$</text:p>
          </table:table-cell>
          <table:table-cell table:formula="of:=[.B13]" office:value-type="string" office:string-value="deci" calcext:value-type="string">
            <text:p>deci</text:p>
          </table:table-cell>
          <table:table-cell/>
          <table:table-cell table:formula="of:=[.T13]" office:value-type="float" office:value="-1" calcext:value-type="float">
            <text:p>-1</text:p>
          </table:table-cell>
          <table:table-cell table:formula="of:=COM.MICROSOFT.TEXTJOIN(&quot;,&quot;;1;[.$U13:.$AC13])" office:value-type="string" office:string-value="\mol,\meter,\newton" calcext:value-type="string">
            <text:p>\mol,\meter,\newton</text:p>
          </table:table-cell>
          <table:table-cell/>
          <table:table-cell table:formula="of:=[.T13]" office:value-type="float" office:value="-1" calcext:value-type="float">
            <text:p>-1</text:p>
          </table:table-cell>
          <table:table-cell table:formula="of:=COM.MICROSOFT.TEXTJOIN(&quot;,&quot;;1;[.$U13:.$AC13])" office:value-type="string" office:string-value="\mol,\meter,\newton" calcext:value-type="string">
            <text:p>\mol,\meter,\newton</text:p>
          </table:table-cell>
          <table:table-cell table:number-columns-repeated="2"/>
          <table:table-cell office:value-type="string" calcext:value-type="string">
            <text:p>deci</text:p>
          </table:table-cell>
          <table:table-cell table:formula="of:=&quot;$10^{&quot; &amp; [.T13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table:formula="of:=IF([.U$6]=&quot;ja&quot;;&quot;\mol&quot;;&quot;&quot;)" office:value-type="string" office:string-value="\mol" calcext:value-type="string">
            <text:p>\mol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/>
          <table:table-cell table:formula="of:=[.R14]" office:value-type="string" office:string-value="centi" calcext:value-type="string">
            <text:p>centi</text:p>
          </table:table-cell>
          <table:table-cell table:formula="of:=&quot;\prefix{\&quot; &amp; [.R14] &amp; &quot;}&quot;" office:value-type="string" office:string-value="\prefix{\centi}" calcext:value-type="string">
            <text:p>\prefix{\centi}</text:p>
          </table:table-cell>
          <table:table-cell/>
          <table:table-cell table:formula="of:=&quot;\prefix{\&quot; &amp; [.R14] &amp; &quot;}&quot;" office:value-type="string" office:string-value="\prefix{\centi}" calcext:value-type="string">
            <text:p>\prefix{\centi}</text:p>
          </table:table-cell>
          <table:table-cell table:formula="of:=[.S14]" office:value-type="string" office:string-value="$10^{-2}$" calcext:value-type="string">
            <text:p>$10^{-2}$</text:p>
          </table:table-cell>
          <table:table-cell/>
          <table:table-cell table:formula="of:=[.S14]" office:value-type="string" office:string-value="$10^{-2}$" calcext:value-type="string">
            <text:p>$10^{-2}$</text:p>
          </table:table-cell>
          <table:table-cell table:formula="of:=[.B14]" office:value-type="string" office:string-value="centi" calcext:value-type="string">
            <text:p>centi</text:p>
          </table:table-cell>
          <table:table-cell/>
          <table:table-cell table:formula="of:=[.T14]" office:value-type="float" office:value="-2" calcext:value-type="float">
            <text:p>-2</text:p>
          </table:table-cell>
          <table:table-cell table:formula="of:=COM.MICROSOFT.TEXTJOIN(&quot;,&quot;;1;[.$U14:.$AC14])" office:value-type="string" office:string-value="\mol,\meter,\newton" calcext:value-type="string">
            <text:p>\mol,\meter,\newton</text:p>
          </table:table-cell>
          <table:table-cell/>
          <table:table-cell table:formula="of:=[.T14]" office:value-type="float" office:value="-2" calcext:value-type="float">
            <text:p>-2</text:p>
          </table:table-cell>
          <table:table-cell table:formula="of:=COM.MICROSOFT.TEXTJOIN(&quot;,&quot;;1;[.$U14:.$AC14])" office:value-type="string" office:string-value="\mol,\meter,\newton" calcext:value-type="string">
            <text:p>\mol,\meter,\newton</text:p>
          </table:table-cell>
          <table:table-cell table:number-columns-repeated="2"/>
          <table:table-cell office:value-type="string" calcext:value-type="string">
            <text:p>centi</text:p>
          </table:table-cell>
          <table:table-cell table:formula="of:=&quot;$10^{&quot; &amp; [.T14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table:formula="of:=IF([.U$6]=&quot;ja&quot;;&quot;\mol&quot;;&quot;&quot;)" office:value-type="string" office:string-value="\mol" calcext:value-type="string">
            <text:p>\mol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/>
          <table:table-cell table:formula="of:=[.R15]" office:value-type="string" office:string-value="milli" calcext:value-type="string">
            <text:p>milli</text:p>
          </table:table-cell>
          <table:table-cell table:formula="of:=&quot;\prefix{\&quot; &amp; [.R15] &amp; &quot;}&quot;" office:value-type="string" office:string-value="\prefix{\milli}" calcext:value-type="string">
            <text:p>\prefix{\milli}</text:p>
          </table:table-cell>
          <table:table-cell/>
          <table:table-cell table:formula="of:=&quot;\prefix{\&quot; &amp; [.R15] &amp; &quot;}&quot;" office:value-type="string" office:string-value="\prefix{\milli}" calcext:value-type="string">
            <text:p>\prefix{\milli}</text:p>
          </table:table-cell>
          <table:table-cell table:formula="of:=[.S15]" office:value-type="string" office:string-value="$10^{-3}$" calcext:value-type="string">
            <text:p>$10^{-3}$</text:p>
          </table:table-cell>
          <table:table-cell/>
          <table:table-cell table:formula="of:=[.S15]" office:value-type="string" office:string-value="$10^{-3}$" calcext:value-type="string">
            <text:p>$10^{-3}$</text:p>
          </table:table-cell>
          <table:table-cell table:formula="of:=[.B15]" office:value-type="string" office:string-value="milli" calcext:value-type="string">
            <text:p>milli</text:p>
          </table:table-cell>
          <table:table-cell/>
          <table:table-cell table:formula="of:=[.T15]" office:value-type="float" office:value="-3" calcext:value-type="float">
            <text:p>-3</text:p>
          </table:table-cell>
          <table:table-cell table:formula="of:=COM.MICROSOFT.TEXTJOIN(&quot;,&quot;;1;[.$U15:.$AC15])" office:value-type="string" office:string-value="\ampere,\volt,\newton" calcext:value-type="string">
            <text:p>\ampere,\volt,\newton</text:p>
          </table:table-cell>
          <table:table-cell/>
          <table:table-cell table:formula="of:=[.T15]" office:value-type="float" office:value="-3" calcext:value-type="float">
            <text:p>-3</text:p>
          </table:table-cell>
          <table:table-cell table:formula="of:=COM.MICROSOFT.TEXTJOIN(&quot;,&quot;;1;[.$U15:.$AC15])" office:value-type="string" office:string-value="\ampere,\volt,\newton" calcext:value-type="string">
            <text:p>\ampere,\volt,\newton</text:p>
          </table:table-cell>
          <table:table-cell table:number-columns-repeated="2"/>
          <table:table-cell office:value-type="string" calcext:value-type="string">
            <text:p>milli</text:p>
          </table:table-cell>
          <table:table-cell table:formula="of:=&quot;$10^{&quot; &amp; [.T15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table:formula="of:=IF([.U$6]=&quot;ja&quot;;&quot;\ampere&quot;;&quot;&quot;)" office:value-type="string" office:string-value="\ampere" calcext:value-type="string">
            <text:p>\ampere</text:p>
          </table:table-cell>
          <table:table-cell table:formula="of:=IF([.V$6]=&quot;ja&quot;;&quot;\volt&quot;;&quot;&quot;)" office:value-type="string" office:string-value="\volt" calcext:value-type="string">
            <text:p>\volt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/>
          <table:table-cell table:formula="of:=[.R16]" office:value-type="string" office:string-value="micro" calcext:value-type="string">
            <text:p>micro</text:p>
          </table:table-cell>
          <table:table-cell table:formula="of:=&quot;\prefix{\&quot; &amp; [.R16] &amp; &quot;}&quot;" office:value-type="string" office:string-value="\prefix{\micro}" calcext:value-type="string">
            <text:p>\prefix{\micro}</text:p>
          </table:table-cell>
          <table:table-cell/>
          <table:table-cell table:formula="of:=&quot;\prefix{\&quot; &amp; [.R16] &amp; &quot;}&quot;" office:value-type="string" office:string-value="\prefix{\micro}" calcext:value-type="string">
            <text:p>\prefix{\micro}</text:p>
          </table:table-cell>
          <table:table-cell table:formula="of:=[.S16]" office:value-type="string" office:string-value="$10^{-6}$" calcext:value-type="string">
            <text:p>$10^{-6}$</text:p>
          </table:table-cell>
          <table:table-cell/>
          <table:table-cell table:formula="of:=[.S16]" office:value-type="string" office:string-value="$10^{-6}$" calcext:value-type="string">
            <text:p>$10^{-6}$</text:p>
          </table:table-cell>
          <table:table-cell table:formula="of:=[.B16]" office:value-type="string" office:string-value="micro" calcext:value-type="string">
            <text:p>micro</text:p>
          </table:table-cell>
          <table:table-cell/>
          <table:table-cell table:formula="of:=[.T16]" office:value-type="float" office:value="-6" calcext:value-type="float">
            <text:p>-6</text:p>
          </table:table-cell>
          <table:table-cell table:formula="of:=COM.MICROSOFT.TEXTJOIN(&quot;,&quot;;1;[.$U16:.$AC16])" office:value-type="string" office:string-value="\ampere,\kelvin,\coulomb" calcext:value-type="string">
            <text:p>\ampere,\kelvin,\coulomb</text:p>
          </table:table-cell>
          <table:table-cell/>
          <table:table-cell table:formula="of:=[.T16]" office:value-type="float" office:value="-6" calcext:value-type="float">
            <text:p>-6</text:p>
          </table:table-cell>
          <table:table-cell table:formula="of:=COM.MICROSOFT.TEXTJOIN(&quot;,&quot;;1;[.$U16:.$AC16])" office:value-type="string" office:string-value="\ampere,\kelvin,\coulomb" calcext:value-type="string">
            <text:p>\ampere,\kelvin,\coulomb</text:p>
          </table:table-cell>
          <table:table-cell table:number-columns-repeated="2"/>
          <table:table-cell office:value-type="string" calcext:value-type="string">
            <text:p>micro</text:p>
          </table:table-cell>
          <table:table-cell table:formula="of:=&quot;$10^{&quot; &amp; [.T16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table:formula="of:=IF([.U$6]=&quot;ja&quot;;&quot;\ampere&quot;;&quot;&quot;)" office:value-type="string" office:string-value="\ampere" calcext:value-type="string">
            <text:p>\ampere</text:p>
          </table:table-cell>
          <table:table-cell/>
          <table:table-cell table:formula="of:=IF([.W$6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17]" office:value-type="string" office:string-value="nano" calcext:value-type="string">
            <text:p>nano</text:p>
          </table:table-cell>
          <table:table-cell table:formula="of:=&quot;\prefix{\&quot; &amp; [.R17] &amp; &quot;}&quot;" office:value-type="string" office:string-value="\prefix{\nano}" calcext:value-type="string">
            <text:p>\prefix{\nano}</text:p>
          </table:table-cell>
          <table:table-cell/>
          <table:table-cell table:formula="of:=&quot;\prefix{\&quot; &amp; [.R17] &amp; &quot;}&quot;" office:value-type="string" office:string-value="\prefix{\nano}" calcext:value-type="string">
            <text:p>\prefix{\nano}</text:p>
          </table:table-cell>
          <table:table-cell table:formula="of:=[.S17]" office:value-type="string" office:string-value="$10^{-9}$" calcext:value-type="string">
            <text:p>$10^{-9}$</text:p>
          </table:table-cell>
          <table:table-cell/>
          <table:table-cell table:formula="of:=[.S17]" office:value-type="string" office:string-value="$10^{-9}$" calcext:value-type="string">
            <text:p>$10^{-9}$</text:p>
          </table:table-cell>
          <table:table-cell table:formula="of:=[.B17]" office:value-type="string" office:string-value="nano" calcext:value-type="string">
            <text:p>nano</text:p>
          </table:table-cell>
          <table:table-cell/>
          <table:table-cell table:formula="of:=[.T17]" office:value-type="float" office:value="-9" calcext:value-type="float">
            <text:p>-9</text:p>
          </table:table-cell>
          <table:table-cell table:formula="of:=COM.MICROSOFT.TEXTJOIN(&quot;,&quot;;1;[.$U17:.$AC17])" office:value-type="string" office:string-value="\second,\kelvin,\coulomb" calcext:value-type="string">
            <text:p>\second,\kelvin,\coulomb</text:p>
          </table:table-cell>
          <table:table-cell/>
          <table:table-cell table:formula="of:=[.T17]" office:value-type="float" office:value="-9" calcext:value-type="float">
            <text:p>-9</text:p>
          </table:table-cell>
          <table:table-cell table:formula="of:=COM.MICROSOFT.TEXTJOIN(&quot;,&quot;;1;[.$U17:.$AC17])" office:value-type="string" office:string-value="\second,\kelvin,\coulomb" calcext:value-type="string">
            <text:p>\second,\kelvin,\coulomb</text:p>
          </table:table-cell>
          <table:table-cell table:number-columns-repeated="2"/>
          <table:table-cell office:value-type="string" calcext:value-type="string">
            <text:p>nano</text:p>
          </table:table-cell>
          <table:table-cell table:formula="of:=&quot;$10^{&quot; &amp; [.T17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/>
          <table:table-cell table:formula="of:=IF([.W$6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18]" office:value-type="string" office:string-value="pico" calcext:value-type="string">
            <text:p>pico</text:p>
          </table:table-cell>
          <table:table-cell table:formula="of:=&quot;\prefix{\&quot; &amp; [.R18] &amp; &quot;}&quot;" office:value-type="string" office:string-value="\prefix{\pico}" calcext:value-type="string">
            <text:p>\prefix{\pico}</text:p>
          </table:table-cell>
          <table:table-cell/>
          <table:table-cell table:formula="of:=&quot;\prefix{\&quot; &amp; [.R18] &amp; &quot;}&quot;" office:value-type="string" office:string-value="\prefix{\pico}" calcext:value-type="string">
            <text:p>\prefix{\pico}</text:p>
          </table:table-cell>
          <table:table-cell table:formula="of:=[.S18]" office:value-type="string" office:string-value="$10^{-12}$" calcext:value-type="string">
            <text:p>$10^{-12}$</text:p>
          </table:table-cell>
          <table:table-cell/>
          <table:table-cell table:formula="of:=[.S18]" office:value-type="string" office:string-value="$10^{-12}$" calcext:value-type="string">
            <text:p>$10^{-12}$</text:p>
          </table:table-cell>
          <table:table-cell table:formula="of:=[.B18]" office:value-type="string" office:string-value="pico" calcext:value-type="string">
            <text:p>pico</text:p>
          </table:table-cell>
          <table:table-cell/>
          <table:table-cell table:formula="of:=[.T18]" office:value-type="float" office:value="-12" calcext:value-type="float">
            <text:p>-12</text:p>
          </table:table-cell>
          <table:table-cell table:formula="of:=COM.MICROSOFT.TEXTJOIN(&quot;,&quot;;1;[.$U18:.$AC18])" office:value-type="string" office:string-value="\second,\meter,\coulomb" calcext:value-type="string">
            <text:p>\second,\meter,\coulomb</text:p>
          </table:table-cell>
          <table:table-cell/>
          <table:table-cell table:formula="of:=[.T18]" office:value-type="float" office:value="-12" calcext:value-type="float">
            <text:p>-12</text:p>
          </table:table-cell>
          <table:table-cell table:formula="of:=COM.MICROSOFT.TEXTJOIN(&quot;,&quot;;1;[.$U18:.$AC18])" office:value-type="string" office:string-value="\second,\meter,\coulomb" calcext:value-type="string">
            <text:p>\second,\meter,\coulomb</text:p>
          </table:table-cell>
          <table:table-cell table:number-columns-repeated="2"/>
          <table:table-cell office:value-type="string" calcext:value-type="string">
            <text:p>pico</text:p>
          </table:table-cell>
          <table:table-cell table:formula="of:=&quot;$10^{&quot; &amp; [.T18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number-columns-repeated="2"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19]" office:value-type="string" office:string-value="femto" calcext:value-type="string">
            <text:p>femto</text:p>
          </table:table-cell>
          <table:table-cell table:formula="of:=&quot;\prefix{\&quot; &amp; [.R19] &amp; &quot;}&quot;" office:value-type="string" office:string-value="\prefix{\femto}" calcext:value-type="string">
            <text:p>\prefix{\femto}</text:p>
          </table:table-cell>
          <table:table-cell/>
          <table:table-cell table:formula="of:=&quot;\prefix{\&quot; &amp; [.R19] &amp; &quot;}&quot;" office:value-type="string" office:string-value="\prefix{\femto}" calcext:value-type="string">
            <text:p>\prefix{\femto}</text:p>
          </table:table-cell>
          <table:table-cell table:formula="of:=[.S19]" office:value-type="string" office:string-value="$10^{-15}$" calcext:value-type="string">
            <text:p>$10^{-15}$</text:p>
          </table:table-cell>
          <table:table-cell/>
          <table:table-cell table:formula="of:=[.S19]" office:value-type="string" office:string-value="$10^{-15}$" calcext:value-type="string">
            <text:p>$10^{-15}$</text:p>
          </table:table-cell>
          <table:table-cell table:formula="of:=[.B19]" office:value-type="string" office:string-value="femto" calcext:value-type="string">
            <text:p>femto</text:p>
          </table:table-cell>
          <table:table-cell/>
          <table:table-cell table:formula="of:=[.T19]" office:value-type="float" office:value="-15" calcext:value-type="float">
            <text:p>-15</text:p>
          </table:table-cell>
          <table:table-cell table:formula="of:=COM.MICROSOFT.TEXTJOIN(&quot;,&quot;;1;[.$U19:.$AC19])" office:value-type="string" office:string-value="\second,\meter,\gram" calcext:value-type="string">
            <text:p>\second,\meter,\gram</text:p>
          </table:table-cell>
          <table:table-cell/>
          <table:table-cell table:formula="of:=[.T19]" office:value-type="float" office:value="-15" calcext:value-type="float">
            <text:p>-15</text:p>
          </table:table-cell>
          <table:table-cell table:formula="of:=COM.MICROSOFT.TEXTJOIN(&quot;,&quot;;1;[.$U19:.$AC19])" office:value-type="string" office:string-value="\second,\meter,\gram" calcext:value-type="string">
            <text:p>\second,\meter,\gram</text:p>
          </table:table-cell>
          <table:table-cell table:number-columns-repeated="2"/>
          <table:table-cell office:value-type="string" calcext:value-type="string">
            <text:p>femto</text:p>
          </table:table-cell>
          <table:table-cell table:formula="of:=&quot;$10^{&quot; &amp; [.T19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gram&quot;;&quot;&quot;)" office:value-type="string" office:string-value="\gram" calcext:value-type="string">
            <text:p>\gram</text:p>
          </table:table-cell>
          <table:table-cell table:number-columns-repeated="100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R20]" office:value-type="string" office:string-value="atto" calcext:value-type="string">
            <text:p>atto</text:p>
          </table:table-cell>
          <table:table-cell table:formula="of:=&quot;\prefix{\&quot; &amp; [.R20] &amp; &quot;}&quot;" office:value-type="string" office:string-value="\prefix{\atto}" calcext:value-type="string">
            <text:p>\prefix{\atto}</text:p>
          </table:table-cell>
          <table:table-cell/>
          <table:table-cell table:formula="of:=&quot;\prefix{\&quot; &amp; [.R20] &amp; &quot;}&quot;" office:value-type="string" office:string-value="\prefix{\atto}" calcext:value-type="string">
            <text:p>\prefix{\atto}</text:p>
          </table:table-cell>
          <table:table-cell table:formula="of:=[.S20]" office:value-type="string" office:string-value="$10^{-18}$" calcext:value-type="string">
            <text:p>$10^{-18}$</text:p>
          </table:table-cell>
          <table:table-cell/>
          <table:table-cell table:formula="of:=[.S20]" office:value-type="string" office:string-value="$10^{-18}$" calcext:value-type="string">
            <text:p>$10^{-18}$</text:p>
          </table:table-cell>
          <table:table-cell table:formula="of:=[.B20]" office:value-type="string" office:string-value="atto" calcext:value-type="string">
            <text:p>atto</text:p>
          </table:table-cell>
          <table:table-cell/>
          <table:table-cell table:formula="of:=[.T20]" office:value-type="float" office:value="-18" calcext:value-type="float">
            <text:p>-18</text:p>
          </table:table-cell>
          <table:table-cell table:formula="of:=COM.MICROSOFT.TEXTJOIN(&quot;,&quot;;1;[.$U20:.$AC20])" office:value-type="string" office:string-value="\second,\gram,\coulomb" calcext:value-type="string">
            <text:p>\second,\gram,\coulomb</text:p>
          </table:table-cell>
          <table:table-cell/>
          <table:table-cell table:formula="of:=[.T20]" office:value-type="float" office:value="-18" calcext:value-type="float">
            <text:p>-18</text:p>
          </table:table-cell>
          <table:table-cell table:formula="of:=COM.MICROSOFT.TEXTJOIN(&quot;,&quot;;1;[.$U20:.$AC20])" office:value-type="string" office:string-value="\second,\gram,\coulomb" calcext:value-type="string">
            <text:p>\second,\gram,\coulomb</text:p>
          </table:table-cell>
          <table:table-cell table:number-columns-repeated="2"/>
          <table:table-cell office:value-type="string" calcext:value-type="string">
            <text:p>atto</text:p>
          </table:table-cell>
          <table:table-cell table:formula="of:=&quot;$10^{&quot; &amp; [.T20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gram&quot;;&quot;&quot;)" office:value-type="string" office:string-value="\gram" calcext:value-type="string">
            <text:p>\gram</text:p>
          </table:table-cell>
          <table:table-cell table:number-columns-repeated="2"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number-columns-repeated="999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/>
          <table:table-cell table:style-name="ce7" office:value-type="string" calcext:value-type="string">
            <text:p>Oben überall <text:span text:style-name="T1">nein</text:span> wählen, falls die technische Schreibweise nicht gefragt werden soll.</text:p>
          </table:table-cell>
          <table:table-cell table:style-name="ce7" table:number-columns-repeated="1003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6365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German language support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6365"/>
        </table:table-row>
        <table:table-row table:style-name="ro3">
          <table:table-cell table:style-name="ce3" office:value-type="string" calcext:value-type="string">
            <text:p># dt. </text:p>
          </table:table-cell>
          <table:table-cell table:style-name="ce6" office:value-type="string" calcext:value-type="string">
            <text:p>Gib das Zeichen des Einheiten-Vorsatzes an</text:p>
          </table:table-cell>
          <table:table-cell table:style-name="ce6" table:number-columns-repeated="2"/>
          <table:table-cell table:style-name="ce6" office:value-type="string" calcext:value-type="string">
            <text:p>Nenne die Zehnerpotenz des Einheiten-Vorsatzes</text:p>
          </table:table-cell>
          <table:table-cell table:style-name="ce6" table:number-columns-repeated="2"/>
          <table:table-cell table:style-name="ce6" office:value-type="string" calcext:value-type="string">
            <text:p>Benenne den zur Zehnerpotenz gehörigen Vorsatz (wie gesprochen)</text:p>
          </table:table-cell>
          <table:table-cell table:style-name="ce6" table:number-columns-repeated="2"/>
          <table:table-cell table:style-name="ce6" office:value-type="string" calcext:value-type="string">
            <text:p>Gib in wissenschaftlicher Schreibweise an</text:p>
          </table:table-cell>
          <table:table-cell table:style-name="ce6" table:number-columns-repeated="2"/>
          <table:table-cell table:style-name="ce6" office:value-type="string" calcext:value-type="string">
            <text:p>Gib in technischer Schreibweise an</text:p>
          </table:table-cell>
          <table:table-cell table:style-name="ce6" table:number-columns-repeated="2"/>
          <table:table-cell table:style-name="ce9" table:number-columns-repeated="1008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number-columns-repeated="4" table:style-name="ce7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4" table:style-name="ce12" office:value-type="string" calcext:value-type="string">
            <text:p>ja/nein</text:p>
          </table:table-cell>
          <table:table-cell table:style-name="ce7"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26]" office:value-type="string" office:string-value="Peta" calcext:value-type="string">
            <text:p>Peta</text:p>
          </table:table-cell>
          <table:table-cell table:formula="of:=&quot;\prefix{\&quot; &amp; [.R26] &amp; &quot;}&quot;" office:value-type="string" office:string-value="\prefix{\peta}" calcext:value-type="string">
            <text:p>\prefix{\peta}</text:p>
          </table:table-cell>
          <table:table-cell/>
          <table:table-cell table:formula="of:=&quot;\prefix{\&quot; &amp; [.R26] &amp; &quot;}&quot;" office:value-type="string" office:string-value="\prefix{\peta}" calcext:value-type="string">
            <text:p>\prefix{\peta}</text:p>
          </table:table-cell>
          <table:table-cell table:style-name="ce5" table:formula="of:=[.S26]" office:value-type="string" office:string-value="$10^{15}$" calcext:value-type="string">
            <text:p>$10^{15}$</text:p>
          </table:table-cell>
          <table:table-cell/>
          <table:table-cell table:style-name="ce5" table:formula="of:=[.S26]" office:value-type="string" office:string-value="$10^{15}$" calcext:value-type="string">
            <text:p>$10^{15}$</text:p>
          </table:table-cell>
          <table:table-cell table:formula="of:=[.B26]" office:value-type="string" office:string-value="Peta" calcext:value-type="string">
            <text:p>Peta</text:p>
          </table:table-cell>
          <table:table-cell/>
          <table:table-cell table:formula="of:=[.T26]" office:value-type="float" office:value="15" calcext:value-type="float">
            <text:p>15</text:p>
          </table:table-cell>
          <table:table-cell table:formula="of:=COM.MICROSOFT.TEXTJOIN(&quot;,&quot;;1;[.$U26:.$AC26])" office:value-type="string" office:string-value="\hertz" calcext:value-type="string">
            <text:p>\hertz</text:p>
          </table:table-cell>
          <table:table-cell/>
          <table:table-cell table:formula="of:=[.T26]" office:value-type="float" office:value="15" calcext:value-type="float">
            <text:p>15</text:p>
          </table:table-cell>
          <table:table-cell table:formula="of:=COM.MICROSOFT.TEXTJOIN(&quot;,&quot;;1;[.$U26:.$AC26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peta</text:p>
          </table:table-cell>
          <table:table-cell table:formula="of:=&quot;$10^{&quot; &amp; [.T26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4"/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27]" office:value-type="string" office:string-value="Tera" calcext:value-type="string">
            <text:p>Tera</text:p>
          </table:table-cell>
          <table:table-cell table:formula="of:=&quot;\prefix{\&quot; &amp; [.R27] &amp; &quot;}&quot;" office:value-type="string" office:string-value="\prefix{\tera}" calcext:value-type="string">
            <text:p>\prefix{\tera}</text:p>
          </table:table-cell>
          <table:table-cell/>
          <table:table-cell table:formula="of:=&quot;\prefix{\&quot; &amp; [.R27] &amp; &quot;}&quot;" office:value-type="string" office:string-value="\prefix{\tera}" calcext:value-type="string">
            <text:p>\prefix{\tera}</text:p>
          </table:table-cell>
          <table:table-cell table:formula="of:=[.S27]" office:value-type="string" office:string-value="$10^{12}$" calcext:value-type="string">
            <text:p>$10^{12}$</text:p>
          </table:table-cell>
          <table:table-cell/>
          <table:table-cell table:formula="of:=[.S27]" office:value-type="string" office:string-value="$10^{12}$" calcext:value-type="string">
            <text:p>$10^{12}$</text:p>
          </table:table-cell>
          <table:table-cell table:formula="of:=[.B27]" office:value-type="string" office:string-value="Tera" calcext:value-type="string">
            <text:p>Tera</text:p>
          </table:table-cell>
          <table:table-cell/>
          <table:table-cell table:formula="of:=[.T27]" office:value-type="float" office:value="12" calcext:value-type="float">
            <text:p>12</text:p>
          </table:table-cell>
          <table:table-cell table:formula="of:=COM.MICROSOFT.TEXTJOIN(&quot;,&quot;;1;[.$U27:.$AC27])" office:value-type="string" office:string-value="\hertz" calcext:value-type="string">
            <text:p>\hertz</text:p>
          </table:table-cell>
          <table:table-cell/>
          <table:table-cell table:formula="of:=[.T27]" office:value-type="float" office:value="12" calcext:value-type="float">
            <text:p>12</text:p>
          </table:table-cell>
          <table:table-cell table:formula="of:=COM.MICROSOFT.TEXTJOIN(&quot;,&quot;;1;[.$U27:.$AC27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Tera</text:p>
          </table:table-cell>
          <table:table-cell office:value-type="string" calcext:value-type="string">
            <text:p>tera</text:p>
          </table:table-cell>
          <table:table-cell table:formula="of:=&quot;$10^{&quot; &amp; [.T27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28]" office:value-type="string" office:string-value="Giga" calcext:value-type="string">
            <text:p>Giga</text:p>
          </table:table-cell>
          <table:table-cell table:formula="of:=&quot;\prefix{\&quot; &amp; [.R28] &amp; &quot;}&quot;" office:value-type="string" office:string-value="\prefix{\giga}" calcext:value-type="string">
            <text:p>\prefix{\giga}</text:p>
          </table:table-cell>
          <table:table-cell/>
          <table:table-cell table:formula="of:=&quot;\prefix{\&quot; &amp; [.R28] &amp; &quot;}&quot;" office:value-type="string" office:string-value="\prefix{\giga}" calcext:value-type="string">
            <text:p>\prefix{\giga}</text:p>
          </table:table-cell>
          <table:table-cell table:formula="of:=[.S28]" office:value-type="string" office:string-value="$10^{9}$" calcext:value-type="string">
            <text:p>$10^{9}$</text:p>
          </table:table-cell>
          <table:table-cell/>
          <table:table-cell table:formula="of:=[.S28]" office:value-type="string" office:string-value="$10^{9}$" calcext:value-type="string">
            <text:p>$10^{9}$</text:p>
          </table:table-cell>
          <table:table-cell table:formula="of:=[.B28]" office:value-type="string" office:string-value="Giga" calcext:value-type="string">
            <text:p>Giga</text:p>
          </table:table-cell>
          <table:table-cell/>
          <table:table-cell table:formula="of:=[.T28]" office:value-type="float" office:value="9" calcext:value-type="float">
            <text:p>9</text:p>
          </table:table-cell>
          <table:table-cell table:formula="of:=COM.MICROSOFT.TEXTJOIN(&quot;,&quot;;1;[.$U28:.$AC28])" office:value-type="string" office:string-value="\ohm,\watt,\hertz" calcext:value-type="string">
            <text:p>\ohm,\watt,\hertz</text:p>
          </table:table-cell>
          <table:table-cell/>
          <table:table-cell table:formula="of:=[.T28]" office:value-type="float" office:value="9" calcext:value-type="float">
            <text:p>9</text:p>
          </table:table-cell>
          <table:table-cell table:formula="of:=COM.MICROSOFT.TEXTJOIN(&quot;,&quot;;1;[.$U28:.$AC28])" office:value-type="string" office:string-value="\ohm,\watt,\hertz" calcext:value-type="string">
            <text:p>\ohm,\watt,\hertz</text:p>
          </table:table-cell>
          <table:table-cell/>
          <table:table-cell office:value-type="string" calcext:value-type="string">
            <text:p>Giga</text:p>
          </table:table-cell>
          <table:table-cell office:value-type="string" calcext:value-type="string">
            <text:p>giga</text:p>
          </table:table-cell>
          <table:table-cell table:formula="of:=&quot;$10^{&quot; &amp; [.T28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/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29]" office:value-type="string" office:string-value="Mega" calcext:value-type="string">
            <text:p>Mega</text:p>
          </table:table-cell>
          <table:table-cell table:formula="of:=&quot;\prefix{\&quot; &amp; [.R29] &amp; &quot;}&quot;" office:value-type="string" office:string-value="\prefix{\mega}" calcext:value-type="string">
            <text:p>\prefix{\mega}</text:p>
          </table:table-cell>
          <table:table-cell/>
          <table:table-cell table:formula="of:=&quot;\prefix{\&quot; &amp; [.R29] &amp; &quot;}&quot;" office:value-type="string" office:string-value="\prefix{\mega}" calcext:value-type="string">
            <text:p>\prefix{\mega}</text:p>
          </table:table-cell>
          <table:table-cell table:formula="of:=[.S29]" office:value-type="string" office:string-value="$10^{6}$" calcext:value-type="string">
            <text:p>$10^{6}$</text:p>
          </table:table-cell>
          <table:table-cell/>
          <table:table-cell table:formula="of:=[.S29]" office:value-type="string" office:string-value="$10^{6}$" calcext:value-type="string">
            <text:p>$10^{6}$</text:p>
          </table:table-cell>
          <table:table-cell table:formula="of:=[.B29]" office:value-type="string" office:string-value="Mega" calcext:value-type="string">
            <text:p>Mega</text:p>
          </table:table-cell>
          <table:table-cell/>
          <table:table-cell table:formula="of:=[.T29]" office:value-type="float" office:value="6" calcext:value-type="float">
            <text:p>6</text:p>
          </table:table-cell>
          <table:table-cell table:formula="of:=COM.MICROSOFT.TEXTJOIN(&quot;,&quot;;1;[.$U29:.$AC29])" office:value-type="string" office:string-value="\ohm,\joule,\watt,\hertz" calcext:value-type="string">
            <text:p>\ohm,\joule,\watt,\hertz</text:p>
          </table:table-cell>
          <table:table-cell/>
          <table:table-cell table:formula="of:=[.T29]" office:value-type="float" office:value="6" calcext:value-type="float">
            <text:p>6</text:p>
          </table:table-cell>
          <table:table-cell table:formula="of:=COM.MICROSOFT.TEXTJOIN(&quot;,&quot;;1;[.$U29:.$AC29])" office:value-type="string" office:string-value="\ohm,\joule,\watt,\hertz" calcext:value-type="string">
            <text:p>\ohm,\joule,\watt,\hertz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mega</text:p>
          </table:table-cell>
          <table:table-cell table:formula="of:=&quot;$10^{&quot; &amp; [.T29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 table:formula="of:=IF([.V$6]=&quot;ja&quot;;&quot;\joule&quot;;&quot;&quot;)" office:value-type="string" office:string-value="\joule" calcext:value-type="string">
            <text:p>\joule</text:p>
          </table:table-cell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formula="of:=IF([.AC$6]=&quot;ja&quot;;&quot;\byte&quot;;&quot;&quot;)">
            <text:p/>
          </table:table-cell>
          <table:table-cell table:number-columns-repeated="99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0]" office:value-type="string" office:string-value="Kilo" calcext:value-type="string">
            <text:p>Kilo</text:p>
          </table:table-cell>
          <table:table-cell table:formula="of:=&quot;\prefix{\&quot; &amp; [.R30] &amp; &quot;}&quot;" office:value-type="string" office:string-value="\prefix{\kilo}" calcext:value-type="string">
            <text:p>\prefix{\kilo}</text:p>
          </table:table-cell>
          <table:table-cell/>
          <table:table-cell table:formula="of:=&quot;\prefix{\&quot; &amp; [.R30] &amp; &quot;}&quot;" office:value-type="string" office:string-value="\prefix{\kilo}" calcext:value-type="string">
            <text:p>\prefix{\kilo}</text:p>
          </table:table-cell>
          <table:table-cell table:formula="of:=[.S30]" office:value-type="string" office:string-value="$10^{3}$" calcext:value-type="string">
            <text:p>$10^{3}$</text:p>
          </table:table-cell>
          <table:table-cell/>
          <table:table-cell table:formula="of:=[.S30]" office:value-type="string" office:string-value="$10^{3}$" calcext:value-type="string">
            <text:p>$10^{3}$</text:p>
          </table:table-cell>
          <table:table-cell table:formula="of:=[.B30]" office:value-type="string" office:string-value="Kilo" calcext:value-type="string">
            <text:p>Kilo</text:p>
          </table:table-cell>
          <table:table-cell/>
          <table:table-cell table:formula="of:=[.T30]" office:value-type="float" office:value="3" calcext:value-type="float">
            <text:p>3</text:p>
          </table:table-cell>
          <table:table-cell table:formula="of:=COM.MICROSOFT.TEXTJOIN(&quot;,&quot;;1;[.$U30:.$AC30])" office:value-type="string" office:string-value="\ohm,\volt,\watt,\hertz" calcext:value-type="string">
            <text:p>\ohm,\volt,\watt,\hertz</text:p>
          </table:table-cell>
          <table:table-cell/>
          <table:table-cell table:formula="of:=[.T30]" office:value-type="float" office:value="3" calcext:value-type="float">
            <text:p>3</text:p>
          </table:table-cell>
          <table:table-cell table:formula="of:=COM.MICROSOFT.TEXTJOIN(&quot;,&quot;;1;[.$U30:.$AC30])" office:value-type="string" office:string-value="\ohm,\volt,\watt,\hertz" calcext:value-type="string">
            <text:p>\ohm,\volt,\watt,\hertz</text:p>
          </table:table-cell>
          <table:table-cell/>
          <table:table-cell office:value-type="string" calcext:value-type="string">
            <text:p>Kilo</text:p>
          </table:table-cell>
          <table:table-cell office:value-type="string" calcext:value-type="string">
            <text:p>kilo</text:p>
          </table:table-cell>
          <table:table-cell table:formula="of:=&quot;$10^{&quot; &amp; [.T30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table:formula="of:=IF([.U$6]=&quot;ja&quot;;&quot;\ohm&quot;;&quot;&quot;)" office:value-type="string" office:string-value="\ohm" calcext:value-type="string">
            <text:p>\ohm</text:p>
          </table:table-cell>
          <table:table-cell table:formula="of:=IF([.V$6]=&quot;ja&quot;;&quot;\volt&quot;;&quot;&quot;)" office:value-type="string" office:string-value="\volt" calcext:value-type="string">
            <text:p>\volt</text:p>
          </table:table-cell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formula="of:=IF([.X$6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6]=&quot;ja&quot;;&quot;\electronvolt&quot;;&quot;&quot;)">
            <text:p/>
          </table:table-cell>
          <table:table-cell table:number-columns-repeated="99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1]" office:value-type="string" office:string-value="Hekto" calcext:value-type="string">
            <text:p>Hekto</text:p>
          </table:table-cell>
          <table:table-cell table:formula="of:=&quot;\prefix{\&quot; &amp; [.R31] &amp; &quot;}&quot;" office:value-type="string" office:string-value="\prefix{\hecto}" calcext:value-type="string">
            <text:p>\prefix{\hecto}</text:p>
          </table:table-cell>
          <table:table-cell/>
          <table:table-cell table:formula="of:=&quot;\prefix{\&quot; &amp; [.R31] &amp; &quot;}&quot;" office:value-type="string" office:string-value="\prefix{\hecto}" calcext:value-type="string">
            <text:p>\prefix{\hecto}</text:p>
          </table:table-cell>
          <table:table-cell table:formula="of:=[.S31]" office:value-type="string" office:string-value="$10^{2}$" calcext:value-type="string">
            <text:p>$10^{2}$</text:p>
          </table:table-cell>
          <table:table-cell/>
          <table:table-cell table:formula="of:=[.S31]" office:value-type="string" office:string-value="$10^{2}$" calcext:value-type="string">
            <text:p>$10^{2}$</text:p>
          </table:table-cell>
          <table:table-cell table:formula="of:=[.B31]" office:value-type="string" office:string-value="Hekto" calcext:value-type="string">
            <text:p>Hekto</text:p>
          </table:table-cell>
          <table:table-cell/>
          <table:table-cell table:formula="of:=[.T31]" office:value-type="float" office:value="2" calcext:value-type="float">
            <text:p>2</text:p>
          </table:table-cell>
          <table:table-cell table:formula="of:=COM.MICROSOFT.TEXTJOIN(&quot;,&quot;;1;[.$U31:.$AC31])" office:value-type="string" office:string-value="\watt" calcext:value-type="string">
            <text:p>\watt</text:p>
          </table:table-cell>
          <table:table-cell/>
          <table:table-cell table:formula="of:=[.T31]" office:value-type="float" office:value="2" calcext:value-type="float">
            <text:p>2</text:p>
          </table:table-cell>
          <table:table-cell table:formula="of:=COM.MICROSOFT.TEXTJOIN(&quot;,&quot;;1;[.$U31:.$AC31])" office:value-type="string" office:string-value="\watt" calcext:value-type="string">
            <text:p>\watt</text:p>
          </table:table-cell>
          <table:table-cell/>
          <table:table-cell office:value-type="string" calcext:value-type="string">
            <text:p>Hekto</text:p>
          </table:table-cell>
          <table:table-cell office:value-type="string" calcext:value-type="string">
            <text:p>hecto</text:p>
          </table:table-cell>
          <table:table-cell table:formula="of:=&quot;$10^{&quot; &amp; [.T31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W$6]=&quot;ja&quot;;&quot;\watt&quot;;&quot;&quot;)" office:value-type="string" office:string-value="\watt" calcext:value-type="string">
            <text:p>\watt</text:p>
          </table:table-cell>
          <table:table-cell table:number-columns-repeated="100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2]" office:value-type="string" office:string-value="Dezi" calcext:value-type="string">
            <text:p>Dezi</text:p>
          </table:table-cell>
          <table:table-cell table:formula="of:=&quot;\prefix{\&quot; &amp; [.R32] &amp; &quot;}&quot;" office:value-type="string" office:string-value="\prefix{\deci}" calcext:value-type="string">
            <text:p>\prefix{\deci}</text:p>
          </table:table-cell>
          <table:table-cell/>
          <table:table-cell table:formula="of:=&quot;\prefix{\&quot; &amp; [.R32] &amp; &quot;}&quot;" office:value-type="string" office:string-value="\prefix{\deci}" calcext:value-type="string">
            <text:p>\prefix{\deci}</text:p>
          </table:table-cell>
          <table:table-cell table:formula="of:=[.S32]" office:value-type="string" office:string-value="$10^{-1}$" calcext:value-type="string">
            <text:p>$10^{-1}$</text:p>
          </table:table-cell>
          <table:table-cell/>
          <table:table-cell table:formula="of:=[.S32]" office:value-type="string" office:string-value="$10^{-1}$" calcext:value-type="string">
            <text:p>$10^{-1}$</text:p>
          </table:table-cell>
          <table:table-cell table:formula="of:=[.B32]" office:value-type="string" office:string-value="Dezi" calcext:value-type="string">
            <text:p>Dezi</text:p>
          </table:table-cell>
          <table:table-cell/>
          <table:table-cell table:formula="of:=[.T32]" office:value-type="float" office:value="-1" calcext:value-type="float">
            <text:p>-1</text:p>
          </table:table-cell>
          <table:table-cell table:formula="of:=COM.MICROSOFT.TEXTJOIN(&quot;,&quot;;1;[.$U32:.$AC32])" office:value-type="string" office:string-value="\mol,\meter,\newton" calcext:value-type="string">
            <text:p>\mol,\meter,\newton</text:p>
          </table:table-cell>
          <table:table-cell/>
          <table:table-cell table:formula="of:=[.T32]" office:value-type="float" office:value="-1" calcext:value-type="float">
            <text:p>-1</text:p>
          </table:table-cell>
          <table:table-cell table:formula="of:=COM.MICROSOFT.TEXTJOIN(&quot;,&quot;;1;[.$U32:.$AC32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Dezi</text:p>
          </table:table-cell>
          <table:table-cell office:value-type="string" calcext:value-type="string">
            <text:p>deci</text:p>
          </table:table-cell>
          <table:table-cell table:formula="of:=&quot;$10^{&quot; &amp; [.T32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table:formula="of:=IF([.U$6]=&quot;ja&quot;;&quot;\mol&quot;;&quot;&quot;)" office:value-type="string" office:string-value="\mol" calcext:value-type="string">
            <text:p>\mol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3]" office:value-type="string" office:string-value="Zenti" calcext:value-type="string">
            <text:p>Zenti</text:p>
          </table:table-cell>
          <table:table-cell table:formula="of:=&quot;\prefix{\&quot; &amp; [.R33] &amp; &quot;}&quot;" office:value-type="string" office:string-value="\prefix{\centi}" calcext:value-type="string">
            <text:p>\prefix{\centi}</text:p>
          </table:table-cell>
          <table:table-cell/>
          <table:table-cell table:formula="of:=&quot;\prefix{\&quot; &amp; [.R33] &amp; &quot;}&quot;" office:value-type="string" office:string-value="\prefix{\centi}" calcext:value-type="string">
            <text:p>\prefix{\centi}</text:p>
          </table:table-cell>
          <table:table-cell table:formula="of:=[.S33]" office:value-type="string" office:string-value="$10^{-2}$" calcext:value-type="string">
            <text:p>$10^{-2}$</text:p>
          </table:table-cell>
          <table:table-cell/>
          <table:table-cell table:formula="of:=[.S33]" office:value-type="string" office:string-value="$10^{-2}$" calcext:value-type="string">
            <text:p>$10^{-2}$</text:p>
          </table:table-cell>
          <table:table-cell table:formula="of:=[.B33]" office:value-type="string" office:string-value="Zenti" calcext:value-type="string">
            <text:p>Zenti</text:p>
          </table:table-cell>
          <table:table-cell/>
          <table:table-cell table:formula="of:=[.T33]" office:value-type="float" office:value="-2" calcext:value-type="float">
            <text:p>-2</text:p>
          </table:table-cell>
          <table:table-cell table:formula="of:=COM.MICROSOFT.TEXTJOIN(&quot;,&quot;;1;[.$U33:.$AC33])" office:value-type="string" office:string-value="\mol,\meter,\newton" calcext:value-type="string">
            <text:p>\mol,\meter,\newton</text:p>
          </table:table-cell>
          <table:table-cell/>
          <table:table-cell table:formula="of:=[.T33]" office:value-type="float" office:value="-2" calcext:value-type="float">
            <text:p>-2</text:p>
          </table:table-cell>
          <table:table-cell table:formula="of:=COM.MICROSOFT.TEXTJOIN(&quot;,&quot;;1;[.$U33:.$AC33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Zenti</text:p>
          </table:table-cell>
          <table:table-cell office:value-type="string" calcext:value-type="string">
            <text:p>centi</text:p>
          </table:table-cell>
          <table:table-cell table:formula="of:=&quot;$10^{&quot; &amp; [.T33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table:formula="of:=IF([.U$6]=&quot;ja&quot;;&quot;\mol&quot;;&quot;&quot;)" office:value-type="string" office:string-value="\mol" calcext:value-type="string">
            <text:p>\mol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4]" office:value-type="string" office:string-value="Milli" calcext:value-type="string">
            <text:p>Milli</text:p>
          </table:table-cell>
          <table:table-cell table:formula="of:=&quot;\prefix{\&quot; &amp; [.R34] &amp; &quot;}&quot;" office:value-type="string" office:string-value="\prefix{\milli}" calcext:value-type="string">
            <text:p>\prefix{\milli}</text:p>
          </table:table-cell>
          <table:table-cell/>
          <table:table-cell table:formula="of:=&quot;\prefix{\&quot; &amp; [.R34] &amp; &quot;}&quot;" office:value-type="string" office:string-value="\prefix{\milli}" calcext:value-type="string">
            <text:p>\prefix{\milli}</text:p>
          </table:table-cell>
          <table:table-cell table:formula="of:=[.S34]" office:value-type="string" office:string-value="$10^{-3}$" calcext:value-type="string">
            <text:p>$10^{-3}$</text:p>
          </table:table-cell>
          <table:table-cell/>
          <table:table-cell table:formula="of:=[.S34]" office:value-type="string" office:string-value="$10^{-3}$" calcext:value-type="string">
            <text:p>$10^{-3}$</text:p>
          </table:table-cell>
          <table:table-cell table:formula="of:=[.B34]" office:value-type="string" office:string-value="Milli" calcext:value-type="string">
            <text:p>Milli</text:p>
          </table:table-cell>
          <table:table-cell/>
          <table:table-cell table:formula="of:=[.T34]" office:value-type="float" office:value="-3" calcext:value-type="float">
            <text:p>-3</text:p>
          </table:table-cell>
          <table:table-cell table:formula="of:=COM.MICROSOFT.TEXTJOIN(&quot;,&quot;;1;[.$U34:.$AC34])" office:value-type="string" office:string-value="\ampere,\volt,\newton" calcext:value-type="string">
            <text:p>\ampere,\volt,\newton</text:p>
          </table:table-cell>
          <table:table-cell/>
          <table:table-cell table:formula="of:=[.T34]" office:value-type="float" office:value="-3" calcext:value-type="float">
            <text:p>-3</text:p>
          </table:table-cell>
          <table:table-cell table:formula="of:=COM.MICROSOFT.TEXTJOIN(&quot;,&quot;;1;[.$U34:.$AC34])" office:value-type="string" office:string-value="\ampere,\volt,\newton" calcext:value-type="string">
            <text:p>\ampere,\volt,\newton</text:p>
          </table:table-cell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li</text:p>
          </table:table-cell>
          <table:table-cell table:formula="of:=&quot;$10^{&quot; &amp; [.T34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table:formula="of:=IF([.U$6]=&quot;ja&quot;;&quot;\ampere&quot;;&quot;&quot;)" office:value-type="string" office:string-value="\ampere" calcext:value-type="string">
            <text:p>\ampere</text:p>
          </table:table-cell>
          <table:table-cell table:formula="of:=IF([.V$6]=&quot;ja&quot;;&quot;\volt&quot;;&quot;&quot;)" office:value-type="string" office:string-value="\volt" calcext:value-type="string">
            <text:p>\volt</text:p>
          </table:table-cell>
          <table:table-cell table:formula="of:=IF([.W$6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6]=&quot;ja&quot;;&quot;\tesla&quot;;&quot;&quot;)">
            <text:p/>
          </table:table-cell>
          <table:table-cell table:number-columns-repeated="997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5]" office:value-type="string" office:string-value="Mikro" calcext:value-type="string">
            <text:p>Mikro</text:p>
          </table:table-cell>
          <table:table-cell table:formula="of:=&quot;\prefix{\&quot; &amp; [.R35] &amp; &quot;}&quot;" office:value-type="string" office:string-value="\prefix{\micro}" calcext:value-type="string">
            <text:p>\prefix{\micro}</text:p>
          </table:table-cell>
          <table:table-cell/>
          <table:table-cell table:formula="of:=&quot;\prefix{\&quot; &amp; [.R35] &amp; &quot;}&quot;" office:value-type="string" office:string-value="\prefix{\micro}" calcext:value-type="string">
            <text:p>\prefix{\micro}</text:p>
          </table:table-cell>
          <table:table-cell table:formula="of:=[.S35]" office:value-type="string" office:string-value="$10^{-6}$" calcext:value-type="string">
            <text:p>$10^{-6}$</text:p>
          </table:table-cell>
          <table:table-cell/>
          <table:table-cell table:formula="of:=[.S35]" office:value-type="string" office:string-value="$10^{-6}$" calcext:value-type="string">
            <text:p>$10^{-6}$</text:p>
          </table:table-cell>
          <table:table-cell table:formula="of:=[.B35]" office:value-type="string" office:string-value="Mikro" calcext:value-type="string">
            <text:p>Mikro</text:p>
          </table:table-cell>
          <table:table-cell/>
          <table:table-cell table:formula="of:=[.T35]" office:value-type="float" office:value="-6" calcext:value-type="float">
            <text:p>-6</text:p>
          </table:table-cell>
          <table:table-cell table:formula="of:=COM.MICROSOFT.TEXTJOIN(&quot;,&quot;;1;[.$U35:.$AC35])" office:value-type="string" office:string-value="\ampere,\kelvin,\coulomb" calcext:value-type="string">
            <text:p>\ampere,\kelvin,\coulomb</text:p>
          </table:table-cell>
          <table:table-cell/>
          <table:table-cell table:formula="of:=[.T35]" office:value-type="float" office:value="-6" calcext:value-type="float">
            <text:p>-6</text:p>
          </table:table-cell>
          <table:table-cell table:formula="of:=COM.MICROSOFT.TEXTJOIN(&quot;,&quot;;1;[.$U35:.$AC35])" office:value-type="string" office:string-value="\ampere,\kelvin,\coulomb" calcext:value-type="string">
            <text:p>\ampere,\kelvin,\coulomb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micro</text:p>
          </table:table-cell>
          <table:table-cell table:formula="of:=&quot;$10^{&quot; &amp; [.T35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table:formula="of:=IF([.U$6]=&quot;ja&quot;;&quot;\ampere&quot;;&quot;&quot;)" office:value-type="string" office:string-value="\ampere" calcext:value-type="string">
            <text:p>\ampere</text:p>
          </table:table-cell>
          <table:table-cell/>
          <table:table-cell table:formula="of:=IF([.W$6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6]" office:value-type="string" office:string-value="Nano" calcext:value-type="string">
            <text:p>Nano</text:p>
          </table:table-cell>
          <table:table-cell table:formula="of:=&quot;\prefix{\&quot; &amp; [.R36] &amp; &quot;}&quot;" office:value-type="string" office:string-value="\prefix{\nano}" calcext:value-type="string">
            <text:p>\prefix{\nano}</text:p>
          </table:table-cell>
          <table:table-cell/>
          <table:table-cell table:formula="of:=&quot;\prefix{\&quot; &amp; [.R36] &amp; &quot;}&quot;" office:value-type="string" office:string-value="\prefix{\nano}" calcext:value-type="string">
            <text:p>\prefix{\nano}</text:p>
          </table:table-cell>
          <table:table-cell table:formula="of:=[.S36]" office:value-type="string" office:string-value="$10^{-9}$" calcext:value-type="string">
            <text:p>$10^{-9}$</text:p>
          </table:table-cell>
          <table:table-cell/>
          <table:table-cell table:formula="of:=[.S36]" office:value-type="string" office:string-value="$10^{-9}$" calcext:value-type="string">
            <text:p>$10^{-9}$</text:p>
          </table:table-cell>
          <table:table-cell table:formula="of:=[.B36]" office:value-type="string" office:string-value="Nano" calcext:value-type="string">
            <text:p>Nano</text:p>
          </table:table-cell>
          <table:table-cell/>
          <table:table-cell table:formula="of:=[.T36]" office:value-type="float" office:value="-9" calcext:value-type="float">
            <text:p>-9</text:p>
          </table:table-cell>
          <table:table-cell table:formula="of:=COM.MICROSOFT.TEXTJOIN(&quot;,&quot;;1;[.$U36:.$AC36])" office:value-type="string" office:string-value="\second,\kelvin,\coulomb" calcext:value-type="string">
            <text:p>\second,\kelvin,\coulomb</text:p>
          </table:table-cell>
          <table:table-cell/>
          <table:table-cell table:formula="of:=[.T36]" office:value-type="float" office:value="-9" calcext:value-type="float">
            <text:p>-9</text:p>
          </table:table-cell>
          <table:table-cell table:formula="of:=COM.MICROSOFT.TEXTJOIN(&quot;,&quot;;1;[.$U36:.$AC36])" office:value-type="string" office:string-value="\second,\kelvin,\coulomb" calcext:value-type="string">
            <text:p>\second,\kelvin,\coulomb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nano</text:p>
          </table:table-cell>
          <table:table-cell table:formula="of:=&quot;$10^{&quot; &amp; [.T36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/>
          <table:table-cell table:formula="of:=IF([.W$6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7]" office:value-type="string" office:string-value="Piko" calcext:value-type="string">
            <text:p>Piko</text:p>
          </table:table-cell>
          <table:table-cell table:formula="of:=&quot;\prefix{\&quot; &amp; [.R37] &amp; &quot;}&quot;" office:value-type="string" office:string-value="\prefix{\pico}" calcext:value-type="string">
            <text:p>\prefix{\pico}</text:p>
          </table:table-cell>
          <table:table-cell/>
          <table:table-cell table:formula="of:=&quot;\prefix{\&quot; &amp; [.R37] &amp; &quot;}&quot;" office:value-type="string" office:string-value="\prefix{\pico}" calcext:value-type="string">
            <text:p>\prefix{\pico}</text:p>
          </table:table-cell>
          <table:table-cell table:formula="of:=[.S37]" office:value-type="string" office:string-value="$10^{-12}$" calcext:value-type="string">
            <text:p>$10^{-12}$</text:p>
          </table:table-cell>
          <table:table-cell/>
          <table:table-cell table:formula="of:=[.S37]" office:value-type="string" office:string-value="$10^{-12}$" calcext:value-type="string">
            <text:p>$10^{-12}$</text:p>
          </table:table-cell>
          <table:table-cell table:formula="of:=[.B37]" office:value-type="string" office:string-value="Piko" calcext:value-type="string">
            <text:p>Piko</text:p>
          </table:table-cell>
          <table:table-cell/>
          <table:table-cell table:formula="of:=[.T37]" office:value-type="float" office:value="-12" calcext:value-type="float">
            <text:p>-12</text:p>
          </table:table-cell>
          <table:table-cell table:formula="of:=COM.MICROSOFT.TEXTJOIN(&quot;,&quot;;1;[.$U37:.$AC37])" office:value-type="string" office:string-value="\second,\meter,\coulomb" calcext:value-type="string">
            <text:p>\second,\meter,\coulomb</text:p>
          </table:table-cell>
          <table:table-cell/>
          <table:table-cell table:formula="of:=[.T37]" office:value-type="float" office:value="-12" calcext:value-type="float">
            <text:p>-12</text:p>
          </table:table-cell>
          <table:table-cell table:formula="of:=COM.MICROSOFT.TEXTJOIN(&quot;,&quot;;1;[.$U37:.$AC37])" office:value-type="string" office:string-value="\second,\meter,\coulomb" calcext:value-type="string">
            <text:p>\second,\meter,\coulomb</text:p>
          </table:table-cell>
          <table:table-cell/>
          <table:table-cell office:value-type="string" calcext:value-type="string">
            <text:p>Piko</text:p>
          </table:table-cell>
          <table:table-cell office:value-type="string" calcext:value-type="string">
            <text:p>pico</text:p>
          </table:table-cell>
          <table:table-cell table:formula="of:=&quot;$10^{&quot; &amp; [.T37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number-columns-repeated="2"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formula="of:=IF([.Z$6]=&quot;ja&quot;;&quot;\farad&quot;;&quot;&quot;)">
            <text:p/>
          </table:table-cell>
          <table:table-cell table:number-columns-repeated="99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8]" office:value-type="string" office:string-value="Femto" calcext:value-type="string">
            <text:p>Femto</text:p>
          </table:table-cell>
          <table:table-cell table:formula="of:=&quot;\prefix{\&quot; &amp; [.R38] &amp; &quot;}&quot;" office:value-type="string" office:string-value="\prefix{\femto}" calcext:value-type="string">
            <text:p>\prefix{\femto}</text:p>
          </table:table-cell>
          <table:table-cell/>
          <table:table-cell table:formula="of:=&quot;\prefix{\&quot; &amp; [.R38] &amp; &quot;}&quot;" office:value-type="string" office:string-value="\prefix{\femto}" calcext:value-type="string">
            <text:p>\prefix{\femto}</text:p>
          </table:table-cell>
          <table:table-cell table:formula="of:=[.S38]" office:value-type="string" office:string-value="$10^{-15}$" calcext:value-type="string">
            <text:p>$10^{-15}$</text:p>
          </table:table-cell>
          <table:table-cell/>
          <table:table-cell table:formula="of:=[.S38]" office:value-type="string" office:string-value="$10^{-15}$" calcext:value-type="string">
            <text:p>$10^{-15}$</text:p>
          </table:table-cell>
          <table:table-cell table:formula="of:=[.B38]" office:value-type="string" office:string-value="Femto" calcext:value-type="string">
            <text:p>Femto</text:p>
          </table:table-cell>
          <table:table-cell/>
          <table:table-cell table:formula="of:=[.T38]" office:value-type="float" office:value="-15" calcext:value-type="float">
            <text:p>-15</text:p>
          </table:table-cell>
          <table:table-cell table:formula="of:=COM.MICROSOFT.TEXTJOIN(&quot;,&quot;;1;[.$U38:.$AC38])" office:value-type="string" office:string-value="\second,\meter,\gram" calcext:value-type="string">
            <text:p>\second,\meter,\gram</text:p>
          </table:table-cell>
          <table:table-cell/>
          <table:table-cell table:formula="of:=[.T38]" office:value-type="float" office:value="-15" calcext:value-type="float">
            <text:p>-15</text:p>
          </table:table-cell>
          <table:table-cell table:formula="of:=COM.MICROSOFT.TEXTJOIN(&quot;,&quot;;1;[.$U38:.$AC38])" office:value-type="string" office:string-value="\second,\meter,\gram" calcext:value-type="string">
            <text:p>\second,\meter,\gram</text:p>
          </table:table-cell>
          <table:table-cell/>
          <table:table-cell office:value-type="string" calcext:value-type="string">
            <text:p>Femto</text:p>
          </table:table-cell>
          <table:table-cell office:value-type="string" calcext:value-type="string">
            <text:p>femto</text:p>
          </table:table-cell>
          <table:table-cell table:formula="of:=&quot;$10^{&quot; &amp; [.T38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meter&quot;;&quot;&quot;)" office:value-type="string" office:string-value="\meter" calcext:value-type="string">
            <text:p>\meter</text:p>
          </table:table-cell>
          <table:table-cell table:formula="of:=IF([.W$6]=&quot;ja&quot;;&quot;\gram&quot;;&quot;&quot;)" office:value-type="string" office:string-value="\gram" calcext:value-type="string">
            <text:p>\gram</text:p>
          </table:table-cell>
          <table:table-cell table:number-columns-repeated="100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#</text:p>
          </table:table-cell>
          <table:table-cell table:formula="of:=[.Q39]" office:value-type="string" office:string-value="Atto" calcext:value-type="string">
            <text:p>Atto</text:p>
          </table:table-cell>
          <table:table-cell table:formula="of:=&quot;\prefix{\&quot; &amp; [.R39] &amp; &quot;}&quot;" office:value-type="string" office:string-value="\prefix{\atto}" calcext:value-type="string">
            <text:p>\prefix{\atto}</text:p>
          </table:table-cell>
          <table:table-cell/>
          <table:table-cell table:formula="of:=&quot;\prefix{\&quot; &amp; [.R39] &amp; &quot;}&quot;" office:value-type="string" office:string-value="\prefix{\atto}" calcext:value-type="string">
            <text:p>\prefix{\atto}</text:p>
          </table:table-cell>
          <table:table-cell table:formula="of:=[.S39]" office:value-type="string" office:string-value="$10^{-18}$" calcext:value-type="string">
            <text:p>$10^{-18}$</text:p>
          </table:table-cell>
          <table:table-cell/>
          <table:table-cell table:formula="of:=[.S39]" office:value-type="string" office:string-value="$10^{-18}$" calcext:value-type="string">
            <text:p>$10^{-18}$</text:p>
          </table:table-cell>
          <table:table-cell table:formula="of:=[.B39]" office:value-type="string" office:string-value="Atto" calcext:value-type="string">
            <text:p>Atto</text:p>
          </table:table-cell>
          <table:table-cell/>
          <table:table-cell table:formula="of:=[.T39]" office:value-type="float" office:value="-18" calcext:value-type="float">
            <text:p>-18</text:p>
          </table:table-cell>
          <table:table-cell table:formula="of:=COM.MICROSOFT.TEXTJOIN(&quot;,&quot;;1;[.$U39:.$AC39])" office:value-type="string" office:string-value="\second,\gram,\coulomb" calcext:value-type="string">
            <text:p>\second,\gram,\coulomb</text:p>
          </table:table-cell>
          <table:table-cell/>
          <table:table-cell table:formula="of:=[.T39]" office:value-type="float" office:value="-18" calcext:value-type="float">
            <text:p>-18</text:p>
          </table:table-cell>
          <table:table-cell table:formula="of:=COM.MICROSOFT.TEXTJOIN(&quot;,&quot;;1;[.$U39:.$AC39])" office:value-type="string" office:string-value="\second,\gram,\coulomb" calcext:value-type="string">
            <text:p>\second,\gram,\coulomb</text:p>
          </table:table-cell>
          <table:table-cell/>
          <table:table-cell office:value-type="string" calcext:value-type="string">
            <text:p>Atto</text:p>
          </table:table-cell>
          <table:table-cell office:value-type="string" calcext:value-type="string">
            <text:p>atto</text:p>
          </table:table-cell>
          <table:table-cell table:formula="of:=&quot;$10^{&quot; &amp; [.T39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table:formula="of:=IF([.U$6]=&quot;ja&quot;;&quot;\second&quot;;&quot;&quot;)" office:value-type="string" office:string-value="\second" calcext:value-type="string">
            <text:p>\second</text:p>
          </table:table-cell>
          <table:table-cell table:formula="of:=IF([.V$6]=&quot;ja&quot;;&quot;\gram&quot;;&quot;&quot;)" office:value-type="string" office:string-value="\gram" calcext:value-type="string">
            <text:p>\gram</text:p>
          </table:table-cell>
          <table:table-cell table:number-columns-repeated="2"/>
          <table:table-cell table:formula="of:=IF([.Y$6]=&quot;ja&quot;;&quot;\coulomb&quot;;&quot;&quot;)" office:value-type="string" office:string-value="\coulomb" calcext:value-type="string">
            <text:p>\coulomb</text:p>
          </table:table-cell>
          <table:table-cell table:number-columns-repeated="999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/>
          <table:table-cell table:style-name="ce7" office:value-type="string" calcext:value-type="string">
            <text:p>Oben überall <text:span text:style-name="T1">nein</text:span> wählen, falls die technische Schreibweise nicht gefragt werden soll.</text:p>
          </table:table-cell>
          <table:table-cell table:style-name="ce7" table:number-columns-repeated="1003"/>
          <table:table-cell table:style-name="Default" table:number-columns-repeated="15360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0:53:55.21984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meta:print-date>2018-12-29T12:47:05.649912544</meta:print-date>
    <dc:date>2026-03-09T10:56:03.808313000</dc:date>
    <meta:editing-duration>PT1H41M14S</meta:editing-duration>
    <meta:editing-cycles>37</meta:editing-cycles>
    <meta:document-statistic meta:table-count="1" meta:cell-count="575" meta:object-count="0"/>
  </office:meta>
</office:document-meta>
</file>